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Baskerville" svg:font-family="Baskerville" style:font-family-generic="swiss"/>
    <style:font-face style:name="Baskerville-Italic" svg:font-family="Baskerville-Italic" style:font-family-generic="swiss"/>
    <style:font-face style:name="Baskerville-SemiBold" svg:font-family="Baskerville-SemiBold" style:font-family-generic="swiss"/>
    <style:font-face style:name="Baskerville-SemiBoldItalic" svg:font-family="Baskerville-SemiBoldItalic" style:font-family-generic="swiss"/>
    <style:font-face style:name="FreeSans"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note">
      <style:paragraph-properties style:text-autospace="none"/>
    </style:style>
    <style:style style:name="P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Baskerville" fo:font-size="12pt" style:font-name-asian="Baskerville" style:font-size-asian="12pt" style:font-name-complex="Baskerville" style:font-size-complex="12pt"/>
    </style:style>
    <style:style style:name="T2" style:family="text">
      <style:text-properties style:font-name="Baskerville" fo:font-size="8pt" style:font-name-asian="Baskerville" style:font-size-asian="8pt" style:font-name-complex="Baskerville" style:font-size-complex="8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Baskerville-Italic" fo:font-size="12pt" fo:font-style="italic" style:font-name-asian="Baskerville-Italic" style:font-size-asian="12pt" style:font-style-asian="italic" style:font-name-complex="Baskerville-Italic" style:font-size-complex="12pt" style:font-style-complex="italic"/>
    </style:style>
    <style:style style:name="T6" style:family="text">
      <style:text-properties fo:font-size="12pt" style:font-size-asian="12pt" style:font-size-complex="12pt"/>
    </style:style>
    <style:style style:name="T7" style:family="text">
      <style:text-properties style:font-name="Baskerville-SemiBold" fo:font-size="9pt" fo:font-weight="bold" style:font-name-asian="Baskerville-SemiBold" style:font-size-asian="9pt" style:font-weight-asian="bold" style:font-name-complex="Baskerville-SemiBold" style:font-size-complex="9pt" style:font-weight-complex="bold"/>
    </style:style>
    <style:style style:name="T8" style:family="text">
      <style:text-properties style:font-name="Baskerville-SemiBold" fo:font-size="11pt" fo:font-weight="bold" style:font-name-asian="Baskerville-SemiBold" style:font-size-asian="11pt" style:font-weight-asian="bold" style:font-name-complex="Baskerville-SemiBold" style:font-size-complex="11pt" style:font-weight-complex="bold"/>
    </style:style>
    <style:style style:name="T9" style:family="text">
      <style:text-properties fo:font-size="9.5pt" style:font-size-asian="9.5pt" style:font-size-complex="9.5pt"/>
    </style:style>
    <style:style style:name="T10" style:family="text">
      <style:text-properties style:use-window-font-color="true" style:text-outline="false" style:text-line-through-style="none" style:text-position="0% 100%" style:font-name="FreeSans"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atour, 2008 #1030}</text:p>
      <text:p text:style-name="Text_20_body">Latour, B. and Lépinay, V. A. 2008 <text:span text:style-name="T3">L'économie, science des intérêts passionnés : introduction à l'anthropologie économique de Gabriel Tarde</text:span>, [Paris]: Découverte.</text:p>
      <text:p text:style-name="Text_20_body"/>
      <text:p text:style-name="Text_20_body">La subjectivité désigne toujours la nature contagieuse des désirs et des croyances qui sautent d’un individu à l’autre sans jamais passer, c’est là le point essentiel, par l’intermédiaire d’un contexte ou d’une structure sociale. 6</text:p>
      <text:p text:style-name="Text_20_body">Sa critique est exactement contraire : les économistes ne quantifient pas assez toutes les évaluations auxquelles ils ont accès. Ou plutôt, ils ne remontent pas assez loin, en continu, vers l’entrecroisement des tenseurs et des vecteurs de désir et de croyance qui caractérisent le fond, si l’onpeut dire, de la matière sociale. 7</text:p>
      <text:p text:style-name="Text_20_body">Tarde as observer of biotechnology and biopolitics 26</text:p>
      <text:p text:style-name="Text_20_body">À aucun moment Tarde ne nous demande de choisir entre la froide économie et la chaude subjectivité. C’est des passions libres qu’il attend au contraire une solution quantifiable et donc, comme toujours, socialisable, à notre capacité de « carder le chaos en monde ». 48</text:p>
      <text:p text:style-name="Text_20_body"/>
      <text:p text:style-name="Standard"><text:note text:id="ftn1" text:note-class="footnote"><text:note-citation>1</text:note-citation><text:note-body><text:p text:style-name="P1"><text:reference-mark-start text:name="ZOTERO_ITEM {&quot;citationItems&quot;:[{&quot;uri&quot;:[&quot;http://zotero.org/users/29527/items/9GZ2JFAR&quot;]}]} RND0wKpHM45Ry"/>Bruno Latour and Vincent Lepinay, <text:span text:style-name="T3">L'Economie</text:span><text:span text:style-name="T4">, 2008.</text:span><text:reference-mark-end text:name="ZOTERO_ITEM {&quot;citationItems&quot;:[{&quot;uri&quot;:[&quot;http://zotero.org/users/29527/items/9GZ2JFAR&quot;]}]} RND0wKpHM45Ry"/></text:p></text:note-body></text:note></text:p>
      <text:p text:style-name="Standard"/>
      <text:p text:style-name="Standard">si l’on veut faire des</text:p>
      <text:p text:style-name="Standard">sciences sociales de véritables sciences, il faut accéder à ce qu’elles ont de</text:p>
      <text:p text:style-name="Standard">quantifiables qui, paradoxalement, est intérieur aux subjectivités <text:s/>5</text:p>
      <text:p text:style-name="Standard">rien dans l’économie n’est</text:p>
      <text:p text:style-name="Standard">objectif, tout est subjectif, ou plutôt intersubjectif, et c’est justement la raison pour</text:p>
      <text:p text:style-name="Standard">laquelle on peut la rendre quantifiable et scientifique… 5</text:p>
      <text:p text:style-name="Standard"/>
      <text:p text:style-name="Standard">le lien des deux domaines ne</text:p>
      <text:p text:style-name="Standard">passe pas par l’étape obligée de la recherche des forces cachées dans les</text:p>
      <text:p text:style-name="Standard">infrastructures — comme nous allons le voir, il n’y a pas, pour Tarde,</text:p>
      <text:p text:style-name="Standard">d’infrastructure du tout. Le lien des deux domaines est infiniment plus intime.</text:p>
      <text:p text:style-name="Standard">Tarde compare deux modes de trajectoires et de contamination qui toutes deux, la</text:p>
      <text:p text:style-name="Standard">première il y a plusieurs siècles, la seconde sous ses yeux, permet de repérer par</text:p>
      <text:p text:style-name="Standard">quelle instrumentation, quels équipements l’on passe d’une quantification locale,</text:p>
      <text:p text:style-name="Standard">individuelle et mal commode à une quantification généralisée, rapide et réflexive. 11</text:p>
      <text:p text:style-name="Standard"/>
      <text:p text:style-name="Standard">Si vous voulez vraiment quantifier, ce qui est le fond de toute science, alors</text:p>
      <text:p text:style-name="Standard">allez chercher tous les types disponibles de quantum, au lieu d’en utiliser un seul</text:p>
      <text:p text:style-name="Standard">pour analyser tous les autres. La quantification de la gloire est un aussi bon</text:p>
      <text:p text:style-name="Standard">analyseur de la richesse, que la richesse l’est de la foi, ou la foi de l’enthousiasme,</text:p>
      <text:p text:style-name="Standard">et ainsi de suite. 11</text:p>
      <text:p text:style-name="Standard"/>
      <text:p text:style-name="Standard"><office:annotation><dc:creator>mackenza </dc:creator><dc:date>2011-03-30T15:30:54</dc:date><text:p text:style-name="P2"><text:span text:style-name="T10">Use for new materialism</text:span></text:p></office:annotation>Si l’accumulation n’est pas le point d’entrée pertinent pour comprendre la</text:p>
      <text:p text:style-name="Standard">dynamique de l’économie, le regard doit se porter sur d’autres lieux.</text:p>
      <text:p text:style-name="Standard">L’interférence et l’intersection des lignes de désirs qui traversent les individus sont</text:p>
      <text:p text:style-name="Standard">bien plus propres à renseigner sur la probabilité des points d’inflexion 21</text:p>
      <text:p text:style-name="Standard"/>
      <text:p text:style-name="Standard">En effet, cette manière darwinienne (mais ni social- ni néo-darwinienne), de</text:p>
      <text:p text:style-name="Standard">concevoir l’entrelacement d’une économie de la nature, fait de Tarde, en un sens,</text:p>
      <text:p text:style-name="Standard">l’observateur attentif de ce qu’on n’appelait pas encore en son temps des</text:p>
      <text:p text:style-name="Standard"><text:soft-page-break/>biotechnologies et des biopolitiques. Les natures, maintenant au pluriel, n’ayant</text:p>
      <text:p text:style-name="Standard">100- Tarde Psychologie économique,section 2</text:p>
      <text:p text:style-name="Standard">Bruno Latour &amp; Vincent Lépinay 27</text:p>
      <text:p text:style-name="Standard">pas de finalité, puisqu’elles sont toutes des inventions venues d’en bas, pour ainsi</text:p>
      <text:p text:style-name="Standard">dire, rien n’interdit aux humains de leur ajouter des fins ! 26-27</text:p>
      <text:p text:style-name="Standard"/>
      <text:p text:style-name="Standard">Choquante inversion des valeurs qui inverserait la dure réalité des</text:p>
      <text:p text:style-name="Standard">infrastructures matériels ? Mais Tarde n’inverse rien, puisqu’il n’y a pas, pour lui,</text:p>
      <text:p text:style-name="Standard">d’infrastructure ni de superstructure. Puisqu’il a préalablement redistribué les</text:p>
      <text:p text:style-name="Standard">facteurs de production en repérant dans les subtiles variations de la croyance et du</text:p>
      <text:p text:style-name="Standard">désir les véritables sources de la valeur. En exagérant à peine, dans l’économie,</text:p>
      <text:p text:style-name="Standard">pourrait-on dire, tout est superficiel, tout est moral, tout est irrationnel, tout est</text:p>
      <text:p text:style-name="Standard">finesse 28</text:p>
      <text:p text:style-name="Standard">Que s’est-il donc passé sous le nom de capitalisme ? Aucune « nécessité</text:p>
      <text:p text:style-name="Standard">interne » ne l’explique. Tout au long de PSYCHOLOGIE ÉCONOMIQUE, Tarde</text:p>
      <text:p text:style-name="Standard">insiste à chaque fois sur un autre phénomène, sans rupture aucune avec le passé,</text:p>
      <text:p text:style-name="Standard">qu’il définit comme l’extension, l’intensification des réseaux d’imitation et de</text:p>
      <text:p text:style-name="Standard">contamination avec pour conséquence sa mathématisation que nous ne devons plus</text:p>
      <text:p text:style-name="Standard">confondre, cela devrait être maintenant clair, avec la froide objectivation. À aucun</text:p>
      <text:p text:style-name="Standard">moment on ne passe du charme désuet de l’échange à l’abstraction marchande. Il</text:p>
      <text:p text:style-name="Standard">n’y a donc pas pour Tarde de montée de l’abstraction, pas de fétichisme de la</text:p>
      <text:p text:style-name="Standard">marchandise, pas non plus de diminution des passions ni d’augmentation de la</text:p>
      <text:p text:style-name="Standard">froideur. On progresse du passé au présent par un plus grand entremêlement des</text:p>
      <text:p text:style-name="Standard">distances, par un plus grand entrecroisement, par un plus grand intrication des</text:p>
      <text:p text:style-name="Standard">nouvelles techniques d’innovation, de production, de commercialisation et de</text:p>
      <text:p text:style-name="Standard">communication. 34</text:p>
      <text:p text:style-name="Standard"/>
      <text:p text:style-name="Standard">Souvenons-nous que, pour lui, il n’y a pas d’infrastructure, pas d’automatisme, pas</text:p>
      <text:p text:style-name="Standard">d’harmonie, pas de lois naturelles, pas de lois de développement ; que tout repose</text:p>
      <text:p text:style-name="Standard">sur des artifices et des inventions, facilités, coordonnés, amplifiés, simplifiés,</text:p>
      <text:p text:style-name="Standard">recueillis et rassemblés par les instruments de mesure dont se nourrit l’économiediscipline</text:p>
      <text:p text:style-name="Standard">et que répandent plus ou moins loin des chaînes métrologiques. C’est</text:p>
      <text:p text:style-name="Standard">uniquement par la diffusion des instruments, que le social se rend à lui-même, par</text:p>
      <text:p text:style-name="Standard">un puissant travail de réflexivité, quantifiable et prévisible. Or, l’économiediscipline,</text:p>
      <text:p text:style-name="Standard">en se mathématisant, peut tout faire mais elle ne peut que formater</text:p>
      <text:p text:style-name="Standard">l’économie-chose qui la déborde toujours de toutes parts. 4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Tahoma1" svg:font-family="Tahoma"/>
    <style:font-face style:name="Baskerville" svg:font-family="Baskerville" style:font-family-generic="swiss"/>
    <style:font-face style:name="Baskerville-Italic" svg:font-family="Baskerville-Italic" style:font-family-generic="swiss"/>
    <style:font-face style:name="Baskerville-SemiBold" svg:font-family="Baskerville-SemiBold" style:font-family-generic="swiss"/>
    <style:font-face style:name="Baskerville-SemiBoldItalic" svg:font-family="Baskerville-SemiBoldItalic" style:font-family-generic="swiss"/>
    <style:font-face style:name="FreeSans"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bm</meta:initial-creator>
    <meta:creation-date>2009-04-02T09:59:38.84</meta:creation-date>
    <dc:date>2011-03-30T15:31:04</dc:date>
    <meta:editing-duration>PT06H34M19S</meta:editing-duration>
    <meta:editing-cycles>9</meta:editing-cycles>
    <meta:generator>OpenOffice.org/3.2$Unix OpenOffice.org_project/320m19$Build-9505</meta:generator>
    <dc:creator>mackenza </dc:creator>
    <meta:document-statistic meta:table-count="0" meta:image-count="0" meta:object-count="0" meta:page-count="2" meta:paragraph-count="68" meta:word-count="835" meta:character-count="5367"/>
    <meta:user-defined meta:name="Info 1"/>
    <meta:user-defined meta:name="Info 2"/>
    <meta:user-defined meta:name="Info 3"/>
    <meta:user-defined meta:name="Info 4"/>
  </office:meta>
</office:document-meta>
</file>